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CompositionRecord" table:style-name="ta1">
        <table:shapes>
          <draw:frame draw:z-index="0" draw:style-name="gr1" draw:text-style-name="P1" svg:width="1545.39pt" svg:height="640.01pt" svg:x="0pt" svg:y="0pt">
            <draw:object draw:notify-on-update-of-ranges="100CompositionRecord.C1:100CompositionRecord.C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to the registry 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20:10:36.636770800</dc:date>
    <meta:editing-duration>PT1H21M17S</meta:editing-duration>
    <meta:editing-cycles>1</meta:editing-cycles>
    <meta:document-statistic meta:table-count="1" meta:cell-count="40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4.519cm" svg:height="22.579cm" xlink:href=".." xlink:type="simple" chart:class="chart:line" chart:style-name="ch1">
        <chart:legend chart:legend-position="end" svg:x="51.667cm" svg:y="10.99cm" style:legend-expansion="high" chart:style-name="ch2"/>
        <chart:plot-area chart:style-name="ch3" table:cell-range-address="100CompositionRecord.C1:100CompositionRecord.C102" svg:x="1.09cm" svg:y="0.451cm" svg:width="49.487cm" svg:height="21.677cm">
          <chartooo:coordinate-region svg:x="2.013cm" svg:y="0.572cm" svg:width="48.495cm" svg:height="20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00CompositionRecord.C1:100CompositionRecord.C102" chart:class="chart:line"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00CompositionRecord.C1:100CompositionRecord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